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rsRepositoryAliasingForwarding.service( Mail mail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UsersRepositoryAliasingForwarding.ini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UsersRepositoryAliasingForwarding.getMailet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sRepositoryAliasingForwarding.processMail( MailAddress sender , MailAddress recipient , MimeMessage message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8">
            <text:p text:style-name="Table_20_Contents">8</text:p>
          </table:table-cell>
          <table:table-cell office:value-type="float" office:value="85">
            <text:p text:style-name="Table_20_Contents">8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